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159.99mm" svg:height="89.99mm" svg:x="1.71mm" svg:y="110.07mm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10526315789473" calcext:value-type="percentage">
            <text:p>2.1%</text:p>
          </table:table-cell>
          <table:table-cell table:formula="of:=1-(([.$C$3]-[.$C$2]*[.$C8])/[.$C$3])^[.E$5]" office:value-type="percentage" office:value="0.119851284308269" calcext:value-type="percentage">
            <text:p>12.0%</text:p>
          </table:table-cell>
          <table:table-cell table:formula="of:=1-(([.$C$3]-[.$C$2]*[.$C8])/[.$C$3])^[.F$5]" office:value-type="percentage" office:value="0.191661186305055" calcext:value-type="percentage">
            <text:p>19.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421052631578948" calcext:value-type="percentage">
            <text:p>4.2%</text:p>
          </table:table-cell>
          <table:table-cell table:formula="of:=1-(([.$C$3]-[.$C$2]*[.$C9])/[.$C$3])^[.E$5]" office:value-type="percentage" office:value="0.227485353486653" calcext:value-type="percentage">
            <text:p>22.7%</text:p>
          </table:table-cell>
          <table:table-cell table:formula="of:=1-(([.$C$3]-[.$C$2]*[.$C9])/[.$C$3])^[.F$5]" office:value-type="percentage" office:value="0.349603986997257" calcext:value-type="percentage">
            <text:p>35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631578947368421" calcext:value-type="percentage">
            <text:p>6.3%</text:p>
          </table:table-cell>
          <table:table-cell table:formula="of:=1-(([.$C$3]-[.$C$2]*[.$C10])/[.$C$3])^[.E$5]" office:value-type="percentage" office:value="0.323919502718973" calcext:value-type="percentage">
            <text:p>32.4%</text:p>
          </table:table-cell>
          <table:table-cell table:formula="of:=1-(([.$C$3]-[.$C$2]*[.$C10])/[.$C$3])^[.F$5]" office:value-type="percentage" office:value="0.4792083486676" calcext:value-type="percentage">
            <text:p>47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0842105263157895" calcext:value-type="percentage">
            <text:p>8.4%</text:p>
          </table:table-cell>
          <table:table-cell table:formula="of:=1-(([.$C$3]-[.$C$2]*[.$C11])/[.$C$3])^[.E$5]" office:value-type="percentage" office:value="0.410106128853746" calcext:value-type="percentage">
            <text:p>41.0%</text:p>
          </table:table-cell>
          <table:table-cell table:formula="of:=1-(([.$C$3]-[.$C$2]*[.$C11])/[.$C$3])^[.F$5]" office:value-type="percentage" office:value="0.585087543608982" calcext:value-type="percentage">
            <text:p>58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05263157894737" calcext:value-type="percentage">
            <text:p>10.5%</text:p>
          </table:table-cell>
          <table:table-cell table:formula="of:=1-(([.$C$3]-[.$C$2]*[.$C12])/[.$C$3])^[.E$5]" office:value-type="percentage" office:value="0.486935551275998" calcext:value-type="percentage">
            <text:p>48.7%</text:p>
          </table:table-cell>
          <table:table-cell table:formula="of:=1-(([.$C$3]-[.$C$2]*[.$C12])/[.$C$3])^[.F$5]" office:value-type="percentage" office:value="0.671183801368334" calcext:value-type="percentage">
            <text:p>67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26315789473684" calcext:value-type="percentage">
            <text:p>12.6%</text:p>
          </table:table-cell>
          <table:table-cell table:formula="of:=1-(([.$C$3]-[.$C$2]*[.$C13])/[.$C$3])^[.E$5]" office:value-type="percentage" office:value="0.55523877009305" calcext:value-type="percentage">
            <text:p>55.5%</text:p>
          </table:table-cell>
          <table:table-cell table:formula="of:=1-(([.$C$3]-[.$C$2]*[.$C13])/[.$C$3])^[.F$5]" office:value-type="percentage" office:value="0.740853784519409" calcext:value-type="percentage">
            <text:p>74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47368421052632" calcext:value-type="percentage">
            <text:p>14.7%</text:p>
          </table:table-cell>
          <table:table-cell table:formula="of:=1-(([.$C$3]-[.$C$2]*[.$C14])/[.$C$3])^[.E$5]" office:value-type="percentage" office:value="0.615790161634257" calcext:value-type="percentage">
            <text:p>61.6%</text:p>
          </table:table-cell>
          <table:table-cell table:formula="of:=1-(([.$C$3]-[.$C$2]*[.$C14])/[.$C$3])^[.F$5]" office:value-type="percentage" office:value="0.796944790569928" calcext:value-type="percentage">
            <text:p>79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168421052631579" calcext:value-type="percentage">
            <text:p>16.8%</text:p>
          </table:table-cell>
          <table:table-cell table:formula="of:=1-(([.$C$3]-[.$C$2]*[.$C15])/[.$C$3])^[.E$5]" office:value-type="percentage" office:value="0.669310111264703" calcext:value-type="percentage">
            <text:p>66.9%</text:p>
          </table:table-cell>
          <table:table-cell table:formula="of:=1-(([.$C$3]-[.$C$2]*[.$C15])/[.$C$3])^[.F$5]" office:value-type="percentage" office:value="0.84186250317759" calcext:value-type="percentage">
            <text:p>84.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189473684210526" calcext:value-type="percentage">
            <text:p>18.9%</text:p>
          </table:table-cell>
          <table:table-cell table:formula="of:=1-(([.$C$3]-[.$C$2]*[.$C16])/[.$C$3])^[.E$5]" office:value-type="percentage" office:value="0.716467583512869" calcext:value-type="percentage">
            <text:p>71.6%</text:p>
          </table:table-cell>
          <table:table-cell table:formula="of:=1-(([.$C$3]-[.$C$2]*[.$C16])/[.$C$3])^[.F$5]" office:value-type="percentage" office:value="0.877631059778839" calcext:value-type="percentage">
            <text:p>87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10526315789474" calcext:value-type="percentage">
            <text:p>21.1%</text:p>
          </table:table-cell>
          <table:table-cell table:formula="of:=1-(([.$C$3]-[.$C$2]*[.$C17])/[.$C$3])^[.E$5]" office:value-type="percentage" office:value="0.757882629512241" calcext:value-type="percentage">
            <text:p>75.8%</text:p>
          </table:table-cell>
          <table:table-cell table:formula="of:=1-(([.$C$3]-[.$C$2]*[.$C17])/[.$C$3])^[.F$5]" office:value-type="percentage" office:value="0.905946149270319" calcext:value-type="percentage">
            <text:p>9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31578947368421" calcext:value-type="percentage">
            <text:p>23.2%</text:p>
          </table:table-cell>
          <table:table-cell table:formula="of:=1-(([.$C$3]-[.$C$2]*[.$C18])/[.$C$3])^[.E$5]" office:value-type="percentage" office:value="0.794128831756897" calcext:value-type="percentage">
            <text:p>79.4%</text:p>
          </table:table-cell>
          <table:table-cell table:formula="of:=1-(([.$C$3]-[.$C$2]*[.$C18])/[.$C$3])^[.F$5]" office:value-type="percentage" office:value="0.928221802463527" calcext:value-type="percentage">
            <text:p>92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252631578947368" calcext:value-type="percentage">
            <text:p>25.3%</text:p>
          </table:table-cell>
          <table:table-cell table:formula="of:=1-(([.$C$3]-[.$C$2]*[.$C19])/[.$C$3])^[.E$5]" office:value-type="percentage" office:value="0.825735686171038" calcext:value-type="percentage">
            <text:p>82.6%</text:p>
          </table:table-cell>
          <table:table-cell table:formula="of:=1-(([.$C$3]-[.$C$2]*[.$C19])/[.$C$3])^[.F$5]" office:value-type="percentage" office:value="0.945631489596237" calcext:value-type="percentage">
            <text:p>94.6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273684210526316" calcext:value-type="percentage">
            <text:p>27.4%</text:p>
          </table:table-cell>
          <table:table-cell table:formula="of:=1-(([.$C$3]-[.$C$2]*[.$C20])/[.$C$3])^[.E$5]" office:value-type="percentage" office:value="0.853190921492489" calcext:value-type="percentage">
            <text:p>85.3%</text:p>
          </table:table-cell>
          <table:table-cell table:formula="of:=1-(([.$C$3]-[.$C$2]*[.$C20])/[.$C$3])^[.F$5]" office:value-type="percentage" office:value="0.959144093167753" calcext:value-type="percentage">
            <text:p>95.9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294736842105263" calcext:value-type="percentage">
            <text:p>29.5%</text:p>
          </table:table-cell>
          <table:table-cell table:formula="of:=1-(([.$C$3]-[.$C$2]*[.$C21])/[.$C$3])^[.E$5]" office:value-type="percentage" office:value="0.876942755970156" calcext:value-type="percentage">
            <text:p>87.7%</text:p>
          </table:table-cell>
          <table:table-cell table:formula="of:=1-(([.$C$3]-[.$C$2]*[.$C21])/[.$C$3])^[.F$5]" office:value-type="percentage" office:value="0.969555280706908" calcext:value-type="percentage">
            <text:p>9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1578947368421" calcext:value-type="percentage">
            <text:p>31.6%</text:p>
          </table:table-cell>
          <table:table-cell table:formula="of:=1-(([.$C$3]-[.$C$2]*[.$C22])/[.$C$3])^[.E$5]" office:value-type="percentage" office:value="0.897402091375438" calcext:value-type="percentage">
            <text:p>89.7%</text:p>
          </table:table-cell>
          <table:table-cell table:formula="of:=1-(([.$C$3]-[.$C$2]*[.$C22])/[.$C$3])^[.F$5]" office:value-type="percentage" office:value="0.977514760719868" calcext:value-type="percentage">
            <text:p>97.8%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2:55:49.682210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1-04T12:56:05.883216533</dc:date>
    <dc:creator>Toralf Förster</dc:creator>
    <meta:editing-duration>PT1H2M17S</meta:editing-duration>
    <meta:editing-cycles>47</meta:editing-cycles>
    <meta:generator>LibreOffice/5.1.4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10526315789473">
                <text:p>0.0210526315789473</text:p>
              </table:table-cell>
              <table:table-cell office:value-type="float" office:value="0.119851284308269">
                <text:p>0.119851284308269</text:p>
              </table:table-cell>
              <table:table-cell office:value-type="float" office:value="0.191661186305055">
                <text:p>0.1916611863050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1052631578948">
                <text:p>0.0421052631578948</text:p>
              </table:table-cell>
              <table:table-cell office:value-type="float" office:value="0.227485353486653">
                <text:p>0.227485353486653</text:p>
              </table:table-cell>
              <table:table-cell office:value-type="float" office:value="0.349603986997257">
                <text:p>0.3496039869972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1578947368421">
                <text:p>0.0631578947368421</text:p>
              </table:table-cell>
              <table:table-cell office:value-type="float" office:value="0.323919502718973">
                <text:p>0.323919502718973</text:p>
              </table:table-cell>
              <table:table-cell office:value-type="float" office:value="0.4792083486676">
                <text:p>0.4792083486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42105263157895">
                <text:p>0.0842105263157895</text:p>
              </table:table-cell>
              <table:table-cell office:value-type="float" office:value="0.410106128853746">
                <text:p>0.410106128853746</text:p>
              </table:table-cell>
              <table:table-cell office:value-type="float" office:value="0.585087543608982">
                <text:p>0.5850875436089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86935551275998">
                <text:p>0.486935551275998</text:p>
              </table:table-cell>
              <table:table-cell office:value-type="float" office:value="0.671183801368334">
                <text:p>0.6711838013683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55523877009305">
                <text:p>0.55523877009305</text:p>
              </table:table-cell>
              <table:table-cell office:value-type="float" office:value="0.740853784519409">
                <text:p>0.7408537845194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0.615790161634257">
                <text:p>0.615790161634257</text:p>
              </table:table-cell>
              <table:table-cell office:value-type="float" office:value="0.796944790569928">
                <text:p>0.7969447905699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8421052631579">
                <text:p>0.168421052631579</text:p>
              </table:table-cell>
              <table:table-cell office:value-type="float" office:value="0.669310111264703">
                <text:p>0.669310111264703</text:p>
              </table:table-cell>
              <table:table-cell office:value-type="float" office:value="0.84186250317759">
                <text:p>0.84186250317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716467583512869">
                <text:p>0.716467583512869</text:p>
              </table:table-cell>
              <table:table-cell office:value-type="float" office:value="0.877631059778839">
                <text:p>0.8776310597788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05946149270319">
                <text:p>0.9059461492703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1578947368421">
                <text:p>0.231578947368421</text:p>
              </table:table-cell>
              <table:table-cell office:value-type="float" office:value="0.794128831756897">
                <text:p>0.794128831756897</text:p>
              </table:table-cell>
              <table:table-cell office:value-type="float" office:value="0.928221802463527">
                <text:p>0.928221802463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825735686171038">
                <text:p>0.825735686171038</text:p>
              </table:table-cell>
              <table:table-cell office:value-type="float" office:value="0.945631489596237">
                <text:p>0.9456314895962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853190921492489">
                <text:p>0.853190921492489</text:p>
              </table:table-cell>
              <table:table-cell office:value-type="float" office:value="0.959144093167753">
                <text:p>0.9591440931677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876942755970156">
                <text:p>0.876942755970156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